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e282" officeooo:paragraph-rsid="001be282"/>
    </style:style>
    <style:style style:name="P2" style:family="paragraph" style:parent-style-name="Standard">
      <style:text-properties officeooo:rsid="001bfbb1" officeooo:paragraph-rsid="001bfbb1"/>
    </style:style>
    <style:style style:name="P3" style:family="paragraph" style:parent-style-name="Standard">
      <style:text-properties officeooo:rsid="001bfbb1" officeooo:paragraph-rsid="001bfbb1"/>
    </style:style>
    <style:style style:name="P4" style:family="paragraph" style:parent-style-name="Standard">
      <style:text-properties officeooo:rsid="001e5f56" officeooo:paragraph-rsid="001e5f56"/>
    </style:style>
    <style:style style:name="P5" style:family="paragraph" style:parent-style-name="Standard">
      <style:text-properties fo:font-weight="bold" officeooo:rsid="001e5f56" officeooo:paragraph-rsid="001e5f56" style:font-weight-asian="bold" style:font-weight-complex="bold"/>
    </style:style>
    <style:style style:name="T1" style:family="text">
      <style:text-properties officeooo:rsid="001dba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fa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0fa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forme de supuestos para el Trabajo Práctico 1</text:span>:</text:p>
      <text:p text:style-name="P1"/>
      <text:p text:style-name="P1">1- El tiempo de visita de una atracción es en segundos.</text:p>
      <text:p text:style-name="P1">2- El tiempo restante de un usuario es en segundos.</text:p>
      <text:p text:style-name="P1">3- Las promociones descuentan presupuesto del usuario.</text:p>
      <text:p text:style-name="P1"/>
      <text:p text:style-name="P2"><text:span text:style-name="T2">Informe de cambios para el Trabajo Práctico 1 - </text:span><text:span text:style-name="T3">Feedback</text:span>:</text:p>
      <text:p text:style-name="P2"/>
      <text:p text:style-name="P2"><text:span text:style-name="T1">1- </text:span>Cambios en las promociones, se simplificó la implementación.</text:p>
      <text:p text:style-name="P2"><text:span text:style-name="T1">2- </text:span>Cambios en los test, se prueba promociones directamente.</text:p>
      <text:p text:style-name="P2"><text:span text:style-name="T1">3- </text:span>Cambios en el diagrama de clases, mostrando las relaciones, métodos y atributos faltantes.</text:p>
      <text:p text:style-name="P2"/>
      <text:p text:style-name="P5">Informe de impacto para el Trabajo Práctico 1 - <text:span text:style-name="T5">Parte</text:span> 2:</text:p>
      <text:p text:style-name="P4"/>
      <text:p text:style-name="P4">1- Se cambió la manera de aplicar la promoción. Ahora la responsabilidad de la promoción es solo dar el costo asociado a una sugerencia. Por consecuente, cambió la implementación de todas las promociones.</text:p>
      <text:p text:style-name="P4">Esto se debe a que pensé mal las responsabilidad de la promoción desde un principio. Esta no tiene porque <text:span text:style-name="T2">aplicar</text:span> <text:span text:style-name="T4">un costo a una promoción, pero si calcular el cos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26.866811355</meta:creation-date>
    <dc:date>2015-05-17T20:39:50.940596259</dc:date>
    <meta:editing-duration>PT1M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52" meta:character-count="906" meta:non-whitespace-character-count="765"/>
  </office:meta>
</office:document-meta>
</file>